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84000004FEC6D7FBD570FBEB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7.594cm" svg:x="0cm" svg:y="0.695cm">
          <draw:image xlink:href="Pictures/1000020100000A84000004FEC6D7FBD570FBEB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7:47:11.772606317</dc:date>
    <meta:editing-duration>PT3M1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